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5pt" style:font-size-asian="13.1000003814697pt" style:font-size-complex="15pt"/>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paragraph-properties fo:margin-left="0cm" fo:margin-right="0cm" fo:text-align="justify" style:justify-single-word="false" fo:text-indent="1cm" style:auto-text-indent="false"/>
    </style:style>
    <style:style style:name="P6" style:family="paragraph" style:parent-style-name="Standard">
      <style:paragraph-properties fo:break-before="page"/>
    </style:style>
    <style:style style:name="P7" style:family="paragraph" style:parent-style-name="Tesis-Titulo">
      <style:text-properties fo:font-size="16pt" style:font-size-asian="16pt" style:font-size-complex="16pt"/>
    </style:style>
    <style:style style:name="P8" style:family="paragraph" style:parent-style-name="Tesis-Autor">
      <style:paragraph-properties fo:text-align="center" style:justify-single-word="false"/>
    </style:style>
    <style:style style:name="P9" style:family="paragraph" style:parent-style-name="Standard" style:master-page-name="First_20_Page">
      <style:paragraph-properties fo:text-align="center" style:justify-single-word="false" style:page-number="auto"/>
    </style:style>
    <style:style style:name="P10" style:family="paragraph" style:parent-style-name="Tesis-SeccionNumerada">
      <style:paragraph-properties fo:break-before="page"/>
    </style:style>
    <style:style style:name="P11" style:family="paragraph" style:parent-style-name="Tesis-Normal" style:master-page-name="Standard">
      <style:paragraph-properties style:page-number="1"/>
    </style:style>
    <style:style style:name="P12" style:family="paragraph" style:parent-style-name="Contents_20_Heading" style:master-page-name="Index">
      <style:paragraph-properties style:page-number="auto"/>
    </style:style>
    <style:style style:name="P13" style:family="paragraph" style:parent-style-name="Contents_20_1">
      <style:paragraph-properties>
        <style:tab-stops>
          <style:tab-stop style:position="14.501cm" style:type="right" style:leader-style="dotted" style:leader-text="."/>
        </style:tab-stops>
      </style:paragraph-properties>
    </style:style>
    <style:style style:name="P14" style:family="paragraph" style:parent-style-name="Contents_20_2">
      <style:paragraph-properties>
        <style:tab-stops>
          <style:tab-stop style:position="14.002cm" style:type="right" style:leader-style="dotted" style:leader-text="."/>
        </style:tab-stops>
      </style:paragraph-properties>
    </style:style>
    <style:style style:name="T1"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4">Universidad Nacional de Misiones</text:p>
      <text:p text:style-name="P4"/>
      <text:p text:style-name="P4">Facultad de Ciencias Exactas Quimicas y Naturales</text:p>
      <text:p text:style-name="P4"/>
      <text:p text:style-name="P4"/>
      <text:p text:style-name="P4">Tesis de Grado de Licenciatura en Sistemas de Información</text:p>
      <text:p text:style-name="P4"/>
      <text:p text:style-name="P3"/>
      <text:p text:style-name="P3"/>
      <text:p text:style-name="P7">Modelo de capacitación para Usuarios en business intelligence , en el contexto de la provincia de Misiones.</text:p>
      <text:p text:style-name="Tesis-Subtitulo"/>
      <text:p text:style-name="Tesis-Subtitulo"/>
      <text:p text:style-name="P8">Autor: FERNANDO R. GUERRERO</text:p>
      <text:p text:style-name="P8">Director: Mgter. Lic. Horacio D. Kuna</text:p>
      <text:p text:style-name="P8">Co-director: Lic. Eduardo Zamudio</text:p>
      <text:p text:style-name="Standard"/>
      <text:p text:style-name="P6"/>
      <text:p text:style-name="P6">Agradecimiento</text:p>
      <text:p text:style-name="P6">Resumen:</text:p>
      <text:p text:style-name="Standard"/>
      <text:p text:style-name="Standard">Palabras Claves:</text:p>
      <text:p text:style-name="Standard"/>
      <text:p text:style-name="Standard">Abstract:</text:p>
      <text:p text:style-name="Standard"/>
      <text:p text:style-name="Standard">Keywords:</text:p>
      <text:p text:style-name="P6">Reconocimiento</text:p>
      <text:p text:style-name="P6"/>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2">Índice</text:p>
          </text:index-title>
          <text:p text:style-name="P13">Capitulo I - Introducción<text:tab/>1</text:p>
          <text:p text:style-name="P13">Capitulo II - Estado del Arte<text:tab/>1</text:p>
          <text:p text:style-name="P14">Business Intelligence (BI)<text:tab/>1</text:p>
          <text:p text:style-name="P14">Datawarehouse<text:tab/>2</text:p>
          <text:p text:style-name="P14">OLAP<text:tab/>2</text:p>
          <text:p text:style-name="P14">Tablero de control (TdeC)<text:tab/>3</text:p>
          <text:p text:style-name="P14">Modelos de Capacitación<text:tab/>3</text:p>
          <text:p text:style-name="P13">Capitulo III - Descripción del Problema<text:tab/>4</text:p>
          <text:p text:style-name="P13">Capitulo IV - Solución Propuesta<text:tab/>5</text:p>
          <text:p text:style-name="P13">Capitulo V - Prueba Experimental<text:tab/>6</text:p>
          <text:p text:style-name="P13">Capitulo VI - Conclusiones<text:tab/>7</text:p>
          <text:p text:style-name="P13">Bibliografía<text:tab/>8</text:p>
        </text:index-body>
      </text:table-of-content>
      <text:p text:style-name="P11"/>
      <text:list xml:id="list35525674" text:style-name="Numbering_20_1">
        <text:list-header>
          <text:h text:style-name="Tesis-SeccionNumerada" text:outline-level="1">Capitulo I - Introducción</text:h>
        </text:list-header>
      </text:list>
      <text:p text:style-name="Tesis-Normal">Se diseñará un modelo de capacitación y se desarrollará una propuesta de material didáctico para los usuarios en BI.</text:p>
      <text:list xml:id="list36295329" text:continue-numbering="true" text:style-name="Numbering_20_1">
        <text:list-header>
          <text:h text:style-name="Tesis-SeccionNumerada" text:outline-level="1">Capitulo II - Estado del Arte</text:h>
          <text:list>
            <text:list-header>
              <text:h text:style-name="Tesis-SubSeccionNumerada" text:outline-level="2">Business Intelligence (BI)</text:h>
            </text:list-header>
          </text:list>
        </text:list-header>
      </text:list>
      <text:p text:style-name="Tesis-Normal">BI es el término<text:reference-mark-start text:name="ZOTERO_ITEM CSL_CITATION {&quot;citationID&quot;:&quot;tC6a8Rmv&quot;,&quot;properties&quot;:{&quot;formattedCitation&quot;:&quot;[1]&quot;,&quot;plainCitation&quot;:&quot;[1]&quot;},&quot;citationItems&quot;:[{&quot;id&quot;:4,&quot;uris&quot;:[&quot;http://zotero.org/users/1147257/items/D95TTIJ9&quot;],&quot;uri&quot;:[&quot;http://zotero.org/users/1147257/items/D95TTIJ9&quot;],&quot;itemData&quot;:{&quot;id&quot;:4,&quot;type&quot;:&quot;article&quot;,&quot;title&quot;:&quot;Inteligencia de Negocios: Una Propuesta para su Desarrollo en las Organizaciones&quot;}}],&quot;schema&quot;:&quot;https://github.com/citation-style-language/schema/raw/master/csl-citation.json&quot;} RNDNZhimyVTle"/>[1]<text:reference-mark-end text:name="ZOTERO_ITEM CSL_CITATION {&quot;citationID&quot;:&quot;tC6a8Rmv&quot;,&quot;properties&quot;:{&quot;formattedCitation&quot;:&quot;[1]&quot;,&quot;plainCitation&quot;:&quot;[1]&quot;},&quot;citationItems&quot;:[{&quot;id&quot;:4,&quot;uris&quot;:[&quot;http://zotero.org/users/1147257/items/D95TTIJ9&quot;],&quot;uri&quot;:[&quot;http://zotero.org/users/1147257/items/D95TTIJ9&quot;],&quot;itemData&quot;:{&quot;id&quot;:4,&quot;type&quot;:&quot;article&quot;,&quot;title&quot;:&quot;Inteligencia de Negocios: Una Propuesta para su Desarrollo en las Organizaciones&quot;}}],&quot;schema&quot;:&quot;https://github.com/citation-style-language/schema/raw/master/csl-citation.json&quot;} RNDNZhimyVTle"/> que caracteriza una amplia variedad de tecnologías, plataformas de software, especificaciones de aplicaciones y procesos. <text:s/>El objetivo <text:s/>primario de la BI es contribuir a tomar decisiones que mejoren el desempeño de la organización y promover su ventaja competitiva en el mercado. </text:p>
      <text:p text:style-name="Tesis-Normal">En el caso de los Organismos públicos garantizan la calidad de vida de la sociedad. BI faculta a la organización a tomar decisiones, a ahorrar tiempo y provee confiabilidad y precisión. Este concepto requiere que se lo analice desde tres perspectivas: 1) La toma de decisiones en menor tiempo, 2) Confiabilidad y precisión, 3) Converción de datos en información.</text:p>
      <text:p text:style-name="Tesis-Normal">En relación a la conversión de datos en información BI se orienta a establecer <text:s/>el puente que una las <text:s/>grandes cantidades de datos y la información que los tomadores de decisiones requieren cotidianamente. Para ello se emplean indicadores de desempeño clave destinados a colectar información de las métricas que afectan unidades particulares de la empresa así como todo el manejo de información de la empresa.</text:p>
      <text:p text:style-name="Tesis-Normal">BI puede describirse como una aplicación relacional para la administración, como un estado organizacional o una filosofía de administración. En resumen, BI se <text:soft-page-break/>caracteriza por buscar hechos cuantitativos medibles y objetivos acerca de la empresa, usar métodos y tecnologías para el análisis de hechos, desarrollar modelos que expliquen la causa-efecto de las relaciones entre las acciones operacionales y los efectos que <text:s/>demuestran que han alcanzado las metas, y experimentar con aplicaciones alternativas y supervisar los resultados que sirven de retroalimentación.</text:p>
      <text:list xml:id="list36291503" text:continue-numbering="true" text:style-name="Numbering_20_1">
        <text:list-item>
          <text:list>
            <text:list-header>
              <text:h text:style-name="Tesis-SubSeccionNumerada" text:outline-level="2">Datawarehouse</text:h>
            </text:list-header>
          </text:list>
        </text:list-item>
      </text:list>
      <text:p text:style-name="Tesis-Normal">El término<text:reference-mark-start text:name="ZOTERO_ITEM CSL_CITATION {&quot;citationID&quot;:&quot;H0UM66O1&quot;,&quot;properties&quot;:{&quot;formattedCitation&quot;:&quot;[2]&quot;,&quot;plainCitation&quot;:&quot;[2]&quot;},&quot;citationItems&quot;:[{&quot;id&quot;:3,&quot;uris&quot;:[&quot;http://zotero.org/users/1147257/items/BRN85N7V&quot;],&quot;uri&quot;:[&quot;http://zotero.org/users/1147257/items/BRN85N7V&quot;],&quot;itemData&quot;:{&quot;id&quot;:3,&quot;type&quot;:&quot;webpage&quot;,&quot;title&quot;:&quot;Que es un Data Warehouse,Conceptos Datawarehousing,Informacion Data Warehouse|Inteligencia de Negocios&quot;,&quot;URL&quot;:&quot;http://www.bi-argentina.com.ar/que-es-un-data-warehouse/&quot;,&quot;accessed&quot;:{&quot;year&quot;:2012,&quot;month&quot;:10,&quot;day&quot;:24}}}],&quot;schema&quot;:&quot;https://github.com/citation-style-language/schema/raw/master/csl-citation.json&quot;} RNDySE3urCReY"/>[2]<text:reference-mark-end text:name="ZOTERO_ITEM CSL_CITATION {&quot;citationID&quot;:&quot;H0UM66O1&quot;,&quot;properties&quot;:{&quot;formattedCitation&quot;:&quot;[2]&quot;,&quot;plainCitation&quot;:&quot;[2]&quot;},&quot;citationItems&quot;:[{&quot;id&quot;:3,&quot;uris&quot;:[&quot;http://zotero.org/users/1147257/items/BRN85N7V&quot;],&quot;uri&quot;:[&quot;http://zotero.org/users/1147257/items/BRN85N7V&quot;],&quot;itemData&quot;:{&quot;id&quot;:3,&quot;type&quot;:&quot;webpage&quot;,&quot;title&quot;:&quot;Que es un Data Warehouse,Conceptos Datawarehousing,Informacion Data Warehouse|Inteligencia de Negocios&quot;,&quot;URL&quot;:&quot;http://www.bi-argentina.com.ar/que-es-un-data-warehouse/&quot;,&quot;accessed&quot;:{&quot;year&quot;:2012,&quot;month&quot;:10,&quot;day&quot;:24}}}],&quot;schema&quot;:&quot;https://github.com/citation-style-language/schema/raw/master/csl-citation.json&quot;} RNDySE3urCReY"/> Datawarehouse es <text:span text:style-name="T1">una colección de datos orientados a temas, integrados, variable en el tiempo y no volátil que ayudan al proceso de toma de decisiones gerenciales.</text:span></text:p>
      <text:p text:style-name="Tesis-Normal">Datawarehouse es una base de datos orientada al análisis de la información histórica contenida en ella. Dependiendo de las necesidades de análisis de la organización como datos, archivos de información, etc. pueden almacenarse desde unos meses hasta varios años de información. El modelo que soporta la información que contiene se encuentra diseñado, estructurado e implementado con la finalidad y propósito del análisis y navegación de los datos. Se entiende por navegación o drilling de los datos, la posibilidad de ver información correspondiente a diferentes contextos o entornos, por ejemplo, analizar las ventas anuales, trimestrales, mensuales y poder “abrirlas” según zonas, vendedor o clientes.</text:p>
      <text:p text:style-name="P5"/>
      <text:list xml:id="list36276921" text:continue-numbering="true" text:style-name="Numbering_20_1">
        <text:list-item>
          <text:list>
            <text:list-header>
              <text:h text:style-name="Tesis-SubSeccionNumerada" text:outline-level="2">OLAP</text:h>
            </text:list-header>
          </text:list>
        </text:list-item>
      </text:list>
      <text:p text:style-name="Tesis-Normal">El término<text:reference-mark-start text:name="ZOTERO_ITEM CSL_CITATION {&quot;citationID&quot;:&quot;rVeORcEG&quot;,&quot;properties&quot;:{&quot;formattedCitation&quot;:&quot;[3]&quot;,&quot;plainCitation&quot;:&quot;[3]&quot;},&quot;citationItems&quot;:[{&quot;id&quot;:358,&quot;uris&quot;:[&quot;http://zotero.org/users/1147257/items/UVNKB792&quot;],&quot;uri&quot;:[&quot;http://zotero.org/users/1147257/items/UVNKB792&quot;],&quot;itemData&quot;:{&quot;id&quot;:358,&quot;type&quot;:&quot;webpage&quot;,&quot;title&quot;:&quot;OLAP Software and Education Wiki - OLAP&quot;,&quot;URL&quot;:&quot;http://olap.com/w/index.php/OLAP_Education_Wiki&quot;,&quot;accessed&quot;:{&quot;year&quot;:2012,&quot;month&quot;:10,&quot;day&quot;:24}}}],&quot;schema&quot;:&quot;https://github.com/citation-style-language/schema/raw/master/csl-citation.json&quot;} RNDGZfYKSf1B0"/>[3]<text:reference-mark-end text:name="ZOTERO_ITEM CSL_CITATION {&quot;citationID&quot;:&quot;rVeORcEG&quot;,&quot;properties&quot;:{&quot;formattedCitation&quot;:&quot;[3]&quot;,&quot;plainCitation&quot;:&quot;[3]&quot;},&quot;citationItems&quot;:[{&quot;id&quot;:358,&quot;uris&quot;:[&quot;http://zotero.org/users/1147257/items/UVNKB792&quot;],&quot;uri&quot;:[&quot;http://zotero.org/users/1147257/items/UVNKB792&quot;],&quot;itemData&quot;:{&quot;id&quot;:358,&quot;type&quot;:&quot;webpage&quot;,&quot;title&quot;:&quot;OLAP Software and Education Wiki - OLAP&quot;,&quot;URL&quot;:&quot;http://olap.com/w/index.php/OLAP_Education_Wiki&quot;,&quot;accessed&quot;:{&quot;year&quot;:2012,&quot;month&quot;:10,&quot;day&quot;:24}}}],&quot;schema&quot;:&quot;https://github.com/citation-style-language/schema/raw/master/csl-citation.json&quot;} RNDGZfYKSf1B0"/> OLAP procesamiento analítico en línea (On-Line Analytical Processing). OLAP realiza un análisis multidimensional de los datos de negocio y proporciona la capacidad para realizar cálculos complejos, análisis de tendencias y modelos de datos sofisticados. Se ha convertido en la base fundamental para soluciones inteligentes incluyendo <text:span text:style-name="T1">Business Performance Management</text:span>, planificación, presupuestos, previsiones, informes financieros, análisis, modelos de <text:soft-page-break/>simulación, descubrimiento de conocimiento e informes de depósito de datos. OLAP permite a los usuarios realizar análisis ad hoc de los datos en múltiples dimensiones, lo que proporciona el conocimiento y la comprensión que necesitan para tomar decisiones mejor.</text:p>
      <text:list xml:id="list36288186" text:continue-numbering="true" text:style-name="Numbering_20_1">
        <text:list-item>
          <text:list>
            <text:list-header>
              <text:h text:style-name="Tesis-SubSeccionNumerada" text:outline-level="2">Tablero de control (TdeC)</text:h>
            </text:list-header>
          </text:list>
        </text:list-item>
      </text:list>
      <text:p text:style-name="Tesis-Normal">El término<text:reference-mark-start text:name="ZOTERO_ITEM CSL_CITATION {&quot;citationID&quot;:&quot;K50cRrVM&quot;,&quot;properties&quot;:{&quot;formattedCitation&quot;:&quot;[4]&quot;,&quot;plainCitation&quot;:&quot;[4]&quot;},&quot;citationItems&quot;:[{&quot;id&quot;:357,&quot;uris&quot;:[&quot;http://zotero.org/users/1147257/items/MWPUX9WP&quot;],&quot;uri&quot;:[&quot;http://zotero.org/users/1147257/items/MWPUX9WP&quot;],&quot;itemData&quot;:{&quot;id&quot;:357,&quot;type&quot;:&quot;article&quot;,&quot;title&quot;:&quot;TABLEROS DE CONTROL PARA UN PROCESO DEL NEGOCIO EN UNA  COMPAÑÍA DE SEGUROS&quot;,&quot;URL&quot;:&quot;http://www.bdigital.unal.edu.co/951/1/8029881_2009.pdf&quot;,&quot;accessed&quot;:{&quot;year&quot;:2012,&quot;month&quot;:10,&quot;day&quot;:24}}}],&quot;schema&quot;:&quot;https://github.com/citation-style-language/schema/raw/master/csl-citation.json&quot;} RNDea0m5AphcO"/>[4]<text:reference-mark-end text:name="ZOTERO_ITEM CSL_CITATION {&quot;citationID&quot;:&quot;K50cRrVM&quot;,&quot;properties&quot;:{&quot;formattedCitation&quot;:&quot;[4]&quot;,&quot;plainCitation&quot;:&quot;[4]&quot;},&quot;citationItems&quot;:[{&quot;id&quot;:357,&quot;uris&quot;:[&quot;http://zotero.org/users/1147257/items/MWPUX9WP&quot;],&quot;uri&quot;:[&quot;http://zotero.org/users/1147257/items/MWPUX9WP&quot;],&quot;itemData&quot;:{&quot;id&quot;:357,&quot;type&quot;:&quot;article&quot;,&quot;title&quot;:&quot;TABLEROS DE CONTROL PARA UN PROCESO DEL NEGOCIO EN UNA  COMPAÑÍA DE SEGUROS&quot;,&quot;URL&quot;:&quot;http://www.bdigital.unal.edu.co/951/1/8029881_2009.pdf&quot;,&quot;accessed&quot;:{&quot;year&quot;:2012,&quot;month&quot;:10,&quot;day&quot;:24}}}],&quot;schema&quot;:&quot;https://github.com/citation-style-language/schema/raw/master/csl-citation.json&quot;} RNDea0m5AphcO"/> de “tablero de control” nos da una idea del panel que se encuentra <text:s/>debajo del parabrisas de un vehículo y que contiene varios instrumentos y <text:s/>controles donde se reúnen todos los datos y funciones pertinentes con lo que <text:s/>proporciona un fácil uso y comodidad a la hora de tomar decisiones.</text:p>
      <text:p text:style-name="Tesis-Normal">Por ejemplo al conducir <text:s/>un automóvil, de manera similar en una aeronave, donde los pilotos calificados, a través de estos elementos en el tablero de control, pueden monitorear la información, tener una visión hacia dónde se dirigen y saber si se tiene algún problema durante el vuelo. Estos ejemplos han inspirado el mismo concepto de escritorio; es claro el propósito del tablero de control en estos 2 escenarios, “controlar y manejar un sistema complejo e interdependiente”.</text:p>
      <text:p text:style-name="Tesis-Normal">Para la búsqueda de información de los organismos públicos, el tablero de control de la Provincia de Misiones<text:reference-mark-start text:name="ZOTERO_ITEM CSL_CITATION {&quot;citationID&quot;:&quot;nxpDwZJJ&quot;,&quot;properties&quot;:{&quot;formattedCitation&quot;:&quot;[5]&quot;,&quot;plainCitation&quot;:&quot;[5]&quot;},&quot;citationItems&quot;:[{&quot;id&quot;:365,&quot;uris&quot;:[&quot;http://zotero.org/users/1147257/items/HRPCBU52&quot;],&quot;uri&quot;:[&quot;http://zotero.org/users/1147257/items/HRPCBU52&quot;],&quot;itemData&quot;:{&quot;id&quot;:365,&quot;type&quot;:&quot;webpage&quot;,&quot;title&quot;:&quot;Tablero de Gestión de proyectos - Provincia de Misiones&quot;,&quot;URL&quot;:&quot;http://misiones.tablerodecontrol.org/Administrador/Login.asp&quot;,&quot;accessed&quot;:{&quot;year&quot;:2012,&quot;month&quot;:11,&quot;day&quot;:12}}}],&quot;schema&quot;:&quot;https://github.com/citation-style-language/schema/raw/master/csl-citation.json&quot;} RNDZ8oAkcAh5Y"/>[5]<text:reference-mark-end text:name="ZOTERO_ITEM CSL_CITATION {&quot;citationID&quot;:&quot;nxpDwZJJ&quot;,&quot;properties&quot;:{&quot;formattedCitation&quot;:&quot;[5]&quot;,&quot;plainCitation&quot;:&quot;[5]&quot;},&quot;citationItems&quot;:[{&quot;id&quot;:365,&quot;uris&quot;:[&quot;http://zotero.org/users/1147257/items/HRPCBU52&quot;],&quot;uri&quot;:[&quot;http://zotero.org/users/1147257/items/HRPCBU52&quot;],&quot;itemData&quot;:{&quot;id&quot;:365,&quot;type&quot;:&quot;webpage&quot;,&quot;title&quot;:&quot;Tablero de Gestión de proyectos - Provincia de Misiones&quot;,&quot;URL&quot;:&quot;http://misiones.tablerodecontrol.org/Administrador/Login.asp&quot;,&quot;accessed&quot;:{&quot;year&quot;:2012,&quot;month&quot;:11,&quot;day&quot;:12}}}],&quot;schema&quot;:&quot;https://github.com/citation-style-language/schema/raw/master/csl-citation.json&quot;} RNDZ8oAkcAh5Y"/>; y para las organizaciones privadas, se buscará información de las grandes organizaciones de la provincia, relevada en el proyecto de Investigación.- </text:p>
      <text:list xml:id="list36274251" text:continue-numbering="true" text:style-name="Numbering_20_1">
        <text:list-item>
          <text:list>
            <text:list-header>
              <text:h text:style-name="Tesis-SubSeccionNumerada" text:outline-level="2">Modelos de Capacitación</text:h>
            </text:list-header>
          </text:list>
        </text:list-item>
      </text:list>
      <text:p text:style-name="Tesis-Normal">Es la representación ideal y práctica del proceso de capacitación y desarrollo<text:reference-mark-start text:name="ZOTERO_ITEM CSL_CITATION {&quot;citationID&quot;:&quot;dLCVU7TI&quot;,&quot;properties&quot;:{&quot;formattedCitation&quot;:&quot;[6]&quot;,&quot;plainCitation&quot;:&quot;[6]&quot;},&quot;citationItems&quot;:[{&quot;id&quot;:356,&quot;uris&quot;:[&quot;http://zotero.org/users/1147257/items/ECGZR3VN&quot;],&quot;uri&quot;:[&quot;http://zotero.org/users/1147257/items/ECGZR3VN&quot;],&quot;itemData&quot;:{&quot;id&quot;:356,&quot;type&quot;:&quot;article&quot;,&quot;title&quot;:&quot;PROPUESTA DE UN MODELO DE CAPACITACIÓN Y DESARROLLO AL  PERSONAL DOCENTE DE LA UNIVERSIDAD&quot;,&quot;URL&quot;:&quot;http://www.univo.edu.sv:8081/tesis/007437/007437_Cap5.pdf&quot;,&quot;accessed&quot;:{&quot;year&quot;:2012,&quot;month&quot;:10,&quot;day&quot;:24}}}],&quot;schema&quot;:&quot;https://github.com/citation-style-language/schema/raw/master/csl-citation.json&quot;} RNDplU1vOOegA"/>[6]<text:reference-mark-end text:name="ZOTERO_ITEM CSL_CITATION {&quot;citationID&quot;:&quot;dLCVU7TI&quot;,&quot;properties&quot;:{&quot;formattedCitation&quot;:&quot;[6]&quot;,&quot;plainCitation&quot;:&quot;[6]&quot;},&quot;citationItems&quot;:[{&quot;id&quot;:356,&quot;uris&quot;:[&quot;http://zotero.org/users/1147257/items/ECGZR3VN&quot;],&quot;uri&quot;:[&quot;http://zotero.org/users/1147257/items/ECGZR3VN&quot;],&quot;itemData&quot;:{&quot;id&quot;:356,&quot;type&quot;:&quot;article&quot;,&quot;title&quot;:&quot;PROPUESTA DE UN MODELO DE CAPACITACIÓN Y DESARROLLO AL  PERSONAL DOCENTE DE LA UNIVERSIDAD&quot;,&quot;URL&quot;:&quot;http://www.univo.edu.sv:8081/tesis/007437/007437_Cap5.pdf&quot;,&quot;accessed&quot;:{&quot;year&quot;:2012,&quot;month&quot;:10,&quot;day&quot;:24}}}],&quot;schema&quot;:&quot;https://github.com/citation-style-language/schema/raw/master/csl-citation.json&quot;} RNDplU1vOOegA"/>, que comprende un esquema explicativo de las operaciones que se deben realizar para su debido cumplimiento con el fin de mejorar el proceso de enseñanza, <text:s/>optimizar la capacidad y fomentar el desarrollo.</text:p>
      <text:list xml:id="list36276244" text:continue-numbering="true" text:style-name="Numbering_20_1">
        <text:list-header>
          <text:h text:style-name="Tesis-SeccionNumerada" text:outline-level="1"><text:soft-page-break/>Capitulo III - Descripción del Problema</text:h>
          <text:h text:style-name="Tesis-SeccionNumerada" text:outline-level="1"/>
          <text:h text:style-name="P10" text:outline-level="1">Capitulo IV - Solución Propuesta</text:h>
          <text:h text:style-name="P10" text:outline-level="1">Capitulo V - Prueba Experimental</text:h>
          <text:h text:style-name="P10" text:outline-level="1">Capitulo VI - Conclusiones</text:h>
          <text:h text:style-name="P10" text:outline-level="1">Bibliografía</text:h>
        </text:list-header>
      </text:list>
      <text:section text:style-name="Sect1" text:name="ZOTERO_BIBL {&quot;custom&quot;:[]} CSL_BIBLIOGRAPHY RND2jhqdOEWoo">
        <text:section text:style-name="Sect1" text:name="ZOTERO_BIBL {&quot;custom&quot;:[]} CSL_BIBLIOGRAPHY RND6dUFHHqJBO">
          <text:section text:style-name="Sect1" text:name="ZOTERO_BIBL {&quot;custom&quot;:[]} CSL_BIBLIOGRAPHY RNDp85MKMuGB3">
            <text:section text:style-name="Sect1" text:name="ZOTERO_BIBL {&quot;custom&quot;:[]} CSL_BIBLIOGRAPHY RND8qMz7WphfH">
              <text:section text:style-name="Sect1" text:name="ZOTERO_BIBL {&quot;custom&quot;:[]} CSL_BIBLIOGRAPHY RNDZbYQc4o7ob">
                <text:p text:style-name="Bibliography_20_1">[1]<text:tab/>«Inteligencia de Negocios: Una Propuesta para su Desarrollo en las Organizaciones». .</text:p>
                <text:p text:style-name="Bibliography_20_1">[2]<text:tab/>«Que es un Data Warehouse,Conceptos Datawarehousing,Informacion Data Warehouse|Inteligencia de Negocios». [Online]. Available: http://www.bi-argentina.com.ar/que-es-un-data-warehouse/. [Accessed: 24-oct-2012].</text:p>
                <text:p text:style-name="Bibliography_20_1">[3]<text:tab/>«OLAP Software and Education Wiki - OLAP». [Online]. Available: http://olap.com/w/index.php/OLAP_Education_Wiki. [Accessed: 24-oct-2012].</text:p>
                <text:p text:style-name="Bibliography_20_1">[4]<text:tab/>«TABLEROS DE CONTROL PARA UN PROCESO DEL NEGOCIO EN UNA <text:s/>COMPAÑÍA DE SEGUROS». .</text:p>
                <text:p text:style-name="Bibliography_20_1">[5]<text:tab/>«Tablero de Gestión de proyectos - Provincia de Misiones». [Online]. Available: http://misiones.tablerodecontrol.org/Administrador/Login.asp. [Accessed: 12-nov-2012].</text:p>
                <text:p text:style-name="Bibliography_20_1">[6]<text:tab/>«PROPUESTA DE UN MODELO DE CAPACITACIÓN Y DESARROLLO AL <text:s/>PERSONAL DOCENTE DE LA UNIVERSIDAD».</text:p>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esis-Titulo" style:family="paragraph" style:parent-style-name="Standard" style:next-style-name="Tesis-Subtitulo" style:master-page-name="">
      <style:paragraph-properties fo:margin-top="0cm" fo:margin-bottom="1cm" fo:line-height="150%" fo:text-align="center" style:justify-single-word="false" style:page-number="auto" fo:background-color="transparent" style:shadow="none">
        <style:tab-stops/>
        <style:background-image/>
      </style:paragraph-properties>
      <style:text-properties fo:text-transform="uppercase" fo:font-size="20pt" style:font-size-asian="10.5pt"/>
    </style:style>
    <style:style style:name="Tesis-Subtitulo" style:family="paragraph" style:parent-style-name="Standard" style:master-page-name="">
      <style:paragraph-properties fo:line-height="150%" fo:text-align="center" style:justify-single-word="false" style:page-number="auto"/>
      <style:text-properties fo:font-size="18pt" style:font-size-asian="10.5pt"/>
    </style:style>
    <style:style style:name="Tesis-Autor" style:family="paragraph" style:parent-style-name="Standard" style:master-page-name="">
      <style:paragraph-properties fo:margin-top="0cm" fo:margin-bottom="1cm" fo:text-align="center" style:justify-single-word="false" style:page-number="auto"/>
      <style:text-properties fo:text-transform="uppercase" style:font-size-asian="10.5pt"/>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esis-SeccionNumerada" style:family="paragraph" style:parent-style-name="Header" style:next-style-name="Tesis-Normal" style:auto-update="true" style:default-outline-level="1" style:list-style-name="Numbering_20_1" style:master-page-name="">
      <style:paragraph-properties fo:margin-top="0cm" fo:margin-bottom="1cm" style:page-number="auto">
        <style:tab-stops/>
      </style:paragraph-properties>
      <style:text-properties fo:font-size="18pt" fo:font-weight="bold" style:font-size-asian="10.5pt"/>
    </style:style>
    <style:style style:name="Text" style:family="paragraph" style:parent-style-name="Caption" style:class="extra"/>
    <style:style style:name="Tesis-Normal" style:family="paragraph" style:parent-style-name="Standard" style:master-page-name="">
      <style:paragraph-properties fo:margin-left="0cm" fo:margin-right="0cm" fo:margin-top="0cm" fo:margin-bottom="0.499cm" fo:line-height="150%" fo:text-align="justify" style:justify-single-word="false" fo:text-indent="1cm" style:auto-text-indent="false" style:page-number="auto"/>
      <style:text-properties style:font-name="Times New Roman1" style:font-size-asian="10.5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sis-SubSeccionNumerada" style:family="paragraph" style:parent-style-name="Tesis-SeccionNumerada" style:next-style-name="Tesis-Normal" style:default-outline-level="2" style:list-style-name="Numbering_20_1">
      <style:text-properties fo:font-size="16pt" style:font-size-asian="10.5pt"/>
    </style:style>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line-height="200%" fo:text-indent="0cm" style:auto-text-indent="false">
        <style:tab-stops>
          <style:tab-stop style:position="14.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line-height="200%" fo:text-indent="0cm" style:auto-text-indent="false">
        <style:tab-stops>
          <style:tab-stop style:position="14.002cm" style:type="right" style:leader-style="dotted" style:leader-text="."/>
        </style:tab-stops>
      </style:paragraph-properties>
    </style:style>
    <style:style style:name="Tesis-Referencias" style:family="paragraph" style:parent-style-name="Tesis-Normal">
      <style:paragraph-properties fo:margin-left="0cm" fo:margin-right="0cm" fo:margin-top="0cm" fo:margin-bottom="0cm" fo:text-indent="0cm" style:auto-text-indent="false"/>
    </style:style>
    <style:style style:name="Bibliography_20_1" style:display-name="Bibliography 1" style:family="paragraph" style:parent-style-name="Index" style:class="index">
      <style:paragraph-properties fo:margin-left="0.042cm" fo:margin-right="0cm" fo:margin-top="0cm" fo:margin-bottom="0cm" style:line-height-at-least="0.423cm" fo:text-indent="-0.042cm" style:auto-text-indent="false">
        <style:tab-stops>
          <style:tab-stop style:position="0.042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sis-SubSubSeccionNumerada" style:family="paragraph" style:parent-style-name="Tesis-SeccionNumerada" style:next-style-name="Tesis-Normal" style:default-outline-level="3">
      <style:text-properties fo:font-size="14pt" style:font-size-asian="10.5pt"/>
    </style:style>
    <style:style style:name="Tesis-SubSubSubSeccionNumerada" style:family="paragraph" style:parent-style-name="Tesis-SeccionNumerada" style:next-style-name="Tesis-Normal" style:default-outline-level="4"/>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3.503cm" style:type="right" style:leader-style="dotted" style:leader-text="."/>
        </style:tab-stops>
      </style:paragraph-properties>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A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center" style:justify-single-word="false"/>
    </style:style>
    <style:page-layout style:name="Mpm1">
      <style:page-layout-properties fo:page-width="21.001cm" fo:page-height="29.7cm" style:num-format="1" style:print-orientation="portrait" fo:margin-top="4.001cm" fo:margin-bottom="2.499cm" fo:margin-left="4.001cm" fo:margin-right="2.499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4.001cm" fo:margin-bottom="2.499cm" fo:margin-left="4.001cm" fo:margin-right="2.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4.001cm" fo:margin-bottom="2.499cm" fo:margin-left="4.001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footer-left>
        <text:p text:style-name="MP1"><text:page-number text:select-page="current">8</text:page-number></text:p>
      </style:footer-left>
    </style:master-page>
    <style:master-page style:name="First_20_Page" style:display-name="First Page" style:page-layout-name="Mpm2" style:next-style-name="Standard">
      <style:footer>
        <text:p text:style-name="MP2">Año 2013</text:p>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uardo Zamudio</meta:initial-creator>
    <meta:creation-date>2010-02-10T17:51:30</meta:creation-date>
    <meta:generator>LibreOffice/3.4$Win32 LibreOffice_project/340m1$Build-302</meta:generator>
    <dc:date>2013-02-25T16:14:09.02</dc:date>
    <meta:editing-duration>P1DT9H46M46S</meta:editing-duration>
    <meta:editing-cycles>131</meta:editing-cycles>
    <meta:print-date>2012-11-14T11:22:22.21</meta:print-date>
    <meta:document-statistic meta:table-count="0" meta:image-count="0" meta:object-count="0" meta:page-count="16" meta:paragraph-count="59" meta:word-count="955" meta:character-count="6506" meta:non-whitespace-character-count="5596"/>
    <meta:user-defined meta:name="Información 1"/>
    <meta:user-defined meta:name="Información 2"/>
    <meta:user-defined meta:name="Información 3"/>
    <meta:user-defined meta:name="Información 4"/>
    <meta:user-defined meta:name="ZOTERO_PREF_1" meta:value-type="string">&lt;data data-version="3" zotero-version="3.0.8"&gt;&lt;session id="Z401Ph4a"/&gt;&lt;style id="http://www.zotero.org/styles/ieee" hasBibliography="1" bibliographyStyleHasBeenSet="1"/&gt;&lt;prefs&gt;&lt;pref name="fieldType" value="ReferenceMark"/&gt;&lt;pref name="storeReferences" valu</meta:user-defined>
    <meta:user-defined meta:name="ZOTERO_PREF_2" meta:value-type="string">e="true"/&gt;&lt;pref name="noteType" value="0"/&gt;&lt;/prefs&gt;&lt;/data&gt;</meta:user-defined>
  </office:meta>
</office:document-meta>
</file>